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otgnn</text:p>
          </table:table-cell>
          <table:table-cell office:value-type="string" calcext:value-type="string">
            <text:p>crm_r2</text:p>
          </table:table-cell>
          <table:table-cell office:value-type="string" calcext:value-type="string">
            <text:p>crm_r3</text:p>
          </table:table-cell>
          <table:table-cell office:value-type="string" calcext:value-type="string">
            <text:p>crm_r4</text:p>
          </table:table-cell>
          <table:table-cell office:value-type="string" calcext:value-type="string">
            <text:p>majority_vote_check</text:p>
          </table:table-cell>
          <table:table-cell/>
          <table:table-cell office:value-type="string" calcext:value-type="string">
            <text:p>crm_r5</text:p>
          </table:table-cell>
          <table:table-cell office:value-type="string" calcext:value-type="string">
            <text:p>crm_r6</text:p>
          </table:table-cell>
          <table:table-cell table:style-name="Default"/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:.E2])=[.A2])" office:value-type="boolean" office:boolean-value="true" calcext:value-type="boolean">
            <text:p>TRUE</text:p>
          </table:table-cell>
          <table:table-cell table:style-name="ce2" table:formula="of:=COUNTIF([.F2:.F1053];1)/1052" office:value-type="float" office:value="0.654942965779468" calcext:value-type="float">
            <text:p>0.6549429657794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];[.D2];[.H2];[.I2];[.E2])=[.$A2])" office:value-type="boolean" office:boolean-value="true" calcext:value-type="boolean">
            <text:p>TRUE</text:p>
          </table:table-cell>
          <table:table-cell table:style-name="ce2" table:formula="of:=COUNTIF([.J2:.J1053];1)/1052" office:value-type="float" office:value="0.657794676806084" calcext:value-type="float">
            <text:p>0.657794676806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:.E3])=[.A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];[.D3];[.H3];[.I3])=[.$A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:.E4])=[.A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];[.D4];[.H4];[.I4])=[.$A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:.E5])=[.A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];[.D5];[.H5];[.I5])=[.$A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:.E6])=[.A6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];[.D6];[.H6];[.I6])=[.$A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:.E7])=[.A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];[.D7];[.H7];[.I7])=[.$A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:.E8])=[.A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];[.D8];[.H8];[.I8])=[.$A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:.E9])=[.A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];[.D9];[.H9];[.I9])=[.$A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:.E10])=[.A1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];[.D10];[.H10];[.I10])=[.$A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1:.E11])=[.A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1];[.D11];[.H11];[.I11])=[.$A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:.E12])=[.A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];[.D12];[.H12];[.I12])=[.$A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:.E13])=[.A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3];[.D13];[.H13];[.I13])=[.$A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4:.E14])=[.A1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4];[.D14];[.H14];[.I14])=[.$A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5:.E15])=[.A1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5];[.D15];[.H15];[.I15])=[.$A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:.E16])=[.A1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6];[.D16];[.H16];[.I16])=[.$A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:.E17])=[.A1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7];[.D17];[.H17];[.I17])=[.$A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:.E18])=[.A1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8];[.D18];[.H18];[.I18])=[.$A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:.E19])=[.A1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];[.D19];[.H19];[.I19])=[.$A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:.E20])=[.A2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];[.D20];[.H20];[.I20])=[.$A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:.E21])=[.A2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];[.D21];[.H21];[.I21])=[.$A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:.E22])=[.A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2];[.D22];[.H22];[.I22])=[.$A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:.E23])=[.A23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3];[.D23];[.H23];[.I23])=[.$A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4:.E24])=[.A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];[.D24];[.H24];[.I24])=[.$A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5:.E25])=[.A25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5];[.D25];[.H25];[.I25])=[.$A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6:.E26])=[.A2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6];[.D26];[.H26];[.I26])=[.$A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7:.E27])=[.A2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];[.D27];[.H27];[.I27])=[.$A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8:.E28])=[.A2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8];[.D28];[.H28];[.I28])=[.$A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:.E29])=[.A2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9];[.D29];[.H29];[.I29])=[.$A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:.E30])=[.A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0];[.D30];[.H30];[.I30])=[.$A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1:.E31])=[.A3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1];[.D31];[.H31];[.I31])=[.$A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2:.E32])=[.A3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2];[.D32];[.H32];[.I32])=[.$A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3:.E33])=[.A33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3];[.D33];[.H33];[.I33])=[.$A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4:.E34])=[.A34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4];[.D34];[.H34];[.I34])=[.$A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:.E35])=[.A3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];[.D35];[.H35];[.I35])=[.$A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6:.E36])=[.A3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6];[.D36];[.H36];[.I36])=[.$A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7:.E37])=[.A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7];[.D37];[.H37];[.I37])=[.$A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:.E38])=[.A3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];[.D38];[.H38];[.I38])=[.$A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:.E39])=[.A3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9];[.D39];[.H39];[.I39])=[.$A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:.E40])=[.A4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];[.D40];[.H40];[.I40])=[.$A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:.E41])=[.A4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1];[.D41];[.H41];[.I41])=[.$A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2:.E42])=[.A4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];[.D42];[.H42];[.I42])=[.$A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3:.E43])=[.A4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];[.D43];[.H43];[.I43])=[.$A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:.E44])=[.A4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];[.D44];[.H44];[.I44])=[.$A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5:.E45])=[.A45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5];[.D45];[.H45];[.I45])=[.$A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6:.E46])=[.A4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6];[.D46];[.H46];[.I46])=[.$A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7:.E47])=[.A47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7];[.D47];[.H47];[.I47])=[.$A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:.E48])=[.A4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8];[.D48];[.H48];[.I48])=[.$A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:.E49])=[.A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];[.D49];[.H49];[.I49])=[.$A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0:.E50])=[.A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0];[.D50];[.H50];[.I50])=[.$A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:.E51])=[.A5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];[.D51];[.H51];[.I51])=[.$A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2:.E52])=[.A5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2];[.D52];[.H52];[.I52])=[.$A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3:.E53])=[.A5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3];[.D53];[.H53];[.I53])=[.$A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4:.E54])=[.A5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];[.D54];[.H54];[.I54])=[.$A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:.E55])=[.A55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5];[.D55];[.H55];[.I55])=[.$A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6:.E56])=[.A5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6];[.D56];[.H56];[.I56])=[.$A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7:.E57])=[.A5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7];[.D57];[.H57];[.I57])=[.$A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8:.E58])=[.A58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8];[.D58];[.H58];[.I58])=[.$A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9:.E59])=[.A5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9];[.D59];[.H59];[.I59])=[.$A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0:.E60])=[.A6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0];[.D60];[.H60];[.I60])=[.$A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61:.E61])=[.A6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];[.D61];[.H61];[.I61])=[.$A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2:.E62])=[.A6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2];[.D62];[.H62];[.I62])=[.$A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63:.E63])=[.A6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3];[.D63];[.H63];[.I63])=[.$A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64:.E64])=[.A6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4];[.D64];[.H64];[.I64])=[.$A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5:.E65])=[.A6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];[.D65];[.H65];[.I65])=[.$A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6:.E66])=[.A6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6];[.D66];[.H66];[.I66])=[.$A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7:.E67])=[.A6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7];[.D67];[.H67];[.I67])=[.$A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68:.E68])=[.A6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8];[.D68];[.H68];[.I68])=[.$A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9:.E69])=[.A69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9];[.D69];[.H69];[.I69])=[.$A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0:.E70])=[.A7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0];[.D70];[.H70];[.I70])=[.$A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:.E71])=[.A7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];[.D71];[.H71];[.I71])=[.$A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2:.E72])=[.A7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2];[.D72];[.H72];[.I72])=[.$A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3:.E73])=[.A73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3];[.D73];[.H73];[.I73])=[.$A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4:.E74])=[.A7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4];[.D74];[.H74];[.I74])=[.$A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5:.E75])=[.A7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5];[.D75];[.H75];[.I75])=[.$A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76:.E76])=[.A7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];[.D76];[.H76];[.I76])=[.$A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7:.E77])=[.A7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7];[.D77];[.H77];[.I77])=[.$A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8:.E78])=[.A7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8];[.D78];[.H78];[.I78])=[.$A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79:.E79])=[.A7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9];[.D79];[.H79];[.I79])=[.$A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0:.E80])=[.A8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0];[.D80];[.H80];[.I80])=[.$A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1:.E81])=[.A8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1];[.D81];[.H81];[.I81])=[.$A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2:.E82])=[.A8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2];[.D82];[.H82];[.I82])=[.$A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3:.E83])=[.A8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3];[.D83];[.H83];[.I83])=[.$A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4:.E84])=[.A8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4];[.D84];[.H84];[.I84])=[.$A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5:.E85])=[.A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5];[.D85];[.H85];[.I85])=[.$A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86:.E86])=[.A8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6];[.D86];[.H86];[.I86])=[.$A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87:.E87])=[.A8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7];[.D87];[.H87];[.I87])=[.$A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8:.E88])=[.A8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8];[.D88];[.H88];[.I88])=[.$A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9:.E89])=[.A8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9];[.D89];[.H89];[.I89])=[.$A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0:.E90])=[.A9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];[.D90];[.H90];[.I90])=[.$A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91:.E91])=[.A9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];[.D91];[.H91];[.I91])=[.$A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2:.E92])=[.A9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2];[.D92];[.H92];[.I92])=[.$A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3:.E93])=[.A9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3];[.D93];[.H93];[.I93])=[.$A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4:.E94])=[.A9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4];[.D94];[.H94];[.I94])=[.$A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5:.E95])=[.A9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];[.D95];[.H95];[.I95])=[.$A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6:.E96])=[.A9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6];[.D96];[.H96];[.I96])=[.$A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7:.E97])=[.A9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7];[.D97];[.H97];[.I97])=[.$A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8:.E98])=[.A9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8];[.D98];[.H98];[.I98])=[.$A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99:.E99])=[.A9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9];[.D99];[.H99];[.I99])=[.$A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0:.E100])=[.A10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0];[.D100];[.H100];[.I100])=[.$A1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1:.E101])=[.A10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1];[.D101];[.H101];[.I101])=[.$A1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2:.E102])=[.A10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];[.D102];[.H102];[.I102])=[.$A1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3:.E103])=[.A1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3];[.D103];[.H103];[.I103])=[.$A1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4:.E104])=[.A1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4];[.D104];[.H104];[.I104])=[.$A1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5:.E105])=[.A10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5];[.D105];[.H105];[.I105])=[.$A1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6:.E106])=[.A106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6];[.D106];[.H106];[.I106])=[.$A1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7:.E107])=[.A10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7];[.D107];[.H107];[.I107])=[.$A1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08:.E108])=[.A10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8];[.D108];[.H108];[.I108])=[.$A1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09:.E109])=[.A1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9];[.D109];[.H109];[.I109])=[.$A1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10:.E110])=[.A11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10];[.D110];[.H110];[.I110])=[.$A1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11:.E111])=[.A1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11];[.D111];[.H111];[.I111])=[.$A1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12:.E112])=[.A1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12];[.D112];[.H112];[.I112])=[.$A1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13:.E113])=[.A11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13];[.D113];[.H113];[.I113])=[.$A1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14:.E114])=[.A11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14];[.D114];[.H114];[.I114])=[.$A1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15:.E115])=[.A11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15];[.D115];[.H115];[.I115])=[.$A1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16:.E116])=[.A1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16];[.D116];[.H116];[.I116])=[.$A1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17:.E117])=[.A11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17];[.D117];[.H117];[.I117])=[.$A1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18:.E118])=[.A11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18];[.D118];[.H118];[.I118])=[.$A1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19:.E119])=[.A119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19];[.D119];[.H119];[.I119])=[.$A1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20:.E120])=[.A12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0];[.D120];[.H120];[.I120])=[.$A1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21:.E121])=[.A12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1];[.D121];[.H121];[.I121])=[.$A1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22:.E122])=[.A12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22];[.D122];[.H122];[.I122])=[.$A1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3:.E123])=[.A1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3];[.D123];[.H123];[.I123])=[.$A1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4:.E124])=[.A1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4];[.D124];[.H124];[.I124])=[.$A1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5:.E125])=[.A1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5];[.D125];[.H125];[.I125])=[.$A1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26:.E126])=[.A126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26];[.D126];[.H126];[.I126])=[.$A12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27:.E127])=[.A12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27];[.D127];[.H127];[.I127])=[.$A1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28:.E128])=[.A12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8];[.D128];[.H128];[.I128])=[.$A1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29:.E129])=[.A12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29];[.D129];[.H129];[.I129])=[.$A1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0:.E130])=[.A1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30];[.D130];[.H130];[.I130])=[.$A1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31:.E131])=[.A131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31];[.D131];[.H131];[.I131])=[.$A1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32:.E132])=[.A13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32];[.D132];[.H132];[.I132])=[.$A1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3:.E133])=[.A13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33];[.D133];[.H133];[.I133])=[.$A1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34:.E134])=[.A134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34];[.D134];[.H134];[.I134])=[.$A1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35:.E135])=[.A13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35];[.D135];[.H135];[.I135])=[.$A1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6:.E136])=[.A13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36];[.D136];[.H136];[.I136])=[.$A1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7:.E137])=[.A1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37];[.D137];[.H137];[.I137])=[.$A1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38:.E138])=[.A138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38];[.D138];[.H138];[.I138])=[.$A1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39:.E139])=[.A13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39];[.D139];[.H139];[.I139])=[.$A1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40:.E140])=[.A14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40];[.D140];[.H140];[.I140])=[.$A1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41:.E141])=[.A14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41];[.D141];[.H141];[.I141])=[.$A1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42:.E142])=[.A142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42];[.D142];[.H142];[.I142])=[.$A1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43:.E143])=[.A14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43];[.D143];[.H143];[.I143])=[.$A1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44:.E144])=[.A14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44];[.D144];[.H144];[.I144])=[.$A1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45:.E145])=[.A14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45];[.D145];[.H145];[.I145])=[.$A1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46:.E146])=[.A14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46];[.D146];[.H146];[.I146])=[.$A1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47:.E147])=[.A14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47];[.D147];[.H147];[.I147])=[.$A1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48:.E148])=[.A14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48];[.D148];[.H148];[.I148])=[.$A1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49:.E149])=[.A14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49];[.D149];[.H149];[.I149])=[.$A1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0:.E150])=[.A1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50];[.D150];[.H150];[.I150])=[.$A1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51:.E151])=[.A15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51];[.D151];[.H151];[.I151])=[.$A1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2:.E152])=[.A152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52];[.D152];[.H152];[.I152])=[.$A1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53:.E153])=[.A15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53];[.D153];[.H153];[.I153])=[.$A1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4:.E154])=[.A15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54];[.D154];[.H154];[.I154])=[.$A1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5:.E155])=[.A15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55];[.D155];[.H155];[.I155])=[.$A1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56:.E156])=[.A15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56];[.D156];[.H156];[.I156])=[.$A1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57:.E157])=[.A15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57];[.D157];[.H157];[.I157])=[.$A1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58:.E158])=[.A15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58];[.D158];[.H158];[.I158])=[.$A1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59:.E159])=[.A15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59];[.D159];[.H159];[.I159])=[.$A1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60:.E160])=[.A16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60];[.D160];[.H160];[.I160])=[.$A1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61:.E161])=[.A16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61];[.D161];[.H161];[.I161])=[.$A1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62:.E162])=[.A16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62];[.D162];[.H162];[.I162])=[.$A1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3:.E163])=[.A16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63];[.D163];[.H163];[.I163])=[.$A1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64:.E164])=[.A164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4];[.D164];[.H164];[.I164])=[.$A1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65:.E165])=[.A16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65];[.D165];[.H165];[.I165])=[.$A1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66:.E166])=[.A16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66];[.D166];[.H166];[.I166])=[.$A1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7:.E167])=[.A16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67];[.D167];[.H167];[.I167])=[.$A1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68:.E168])=[.A168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68];[.D168];[.H168];[.I168])=[.$A1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69:.E169])=[.A16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69];[.D169];[.H169];[.I169])=[.$A1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70:.E170])=[.A170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70];[.D170];[.H170];[.I170])=[.$A1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1:.E171])=[.A17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71];[.D171];[.H171];[.I171])=[.$A1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2:.E172])=[.A17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72];[.D172];[.H172];[.I172])=[.$A1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73:.E173])=[.A17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73];[.D173];[.H173];[.I173])=[.$A1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74:.E174])=[.A17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74];[.D174];[.H174];[.I174])=[.$A1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75:.E175])=[.A17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75];[.D175];[.H175];[.I175])=[.$A1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76:.E176])=[.A17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76];[.D176];[.H176];[.I176])=[.$A1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77:.E177])=[.A17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77];[.D177];[.H177];[.I177])=[.$A1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78:.E178])=[.A17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78];[.D178];[.H178];[.I178])=[.$A1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79:.E179])=[.A17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79];[.D179];[.H179];[.I179])=[.$A1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0:.E180])=[.A18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80];[.D180];[.H180];[.I180])=[.$A1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1:.E181])=[.A18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81];[.D181];[.H181];[.I181])=[.$A1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82:.E182])=[.A18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82];[.D182];[.H182];[.I182])=[.$A18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3:.E183])=[.A18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83];[.D183];[.H183];[.I183])=[.$A1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4:.E184])=[.A18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84];[.D184];[.H184];[.I184])=[.$A1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85:.E185])=[.A18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85];[.D185];[.H185];[.I185])=[.$A1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86:.E186])=[.A18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86];[.D186];[.H186];[.I186])=[.$A1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87:.E187])=[.A187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87];[.D187];[.H187];[.I187])=[.$A1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188:.E188])=[.A18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88];[.D188];[.H188];[.I188])=[.$A1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89:.E189])=[.A18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89];[.D189];[.H189];[.I189])=[.$A1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190:.E190])=[.A19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90];[.D190];[.H190];[.I190])=[.$A1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91:.E191])=[.A19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1];[.D191];[.H191];[.I191])=[.$A1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2:.E192])=[.A19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2];[.D192];[.H192];[.I192])=[.$A1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93:.E193])=[.A19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3];[.D193];[.H193];[.I193])=[.$A1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4:.E194])=[.A19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4];[.D194];[.H194];[.I194])=[.$A1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5:.E195])=[.A19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5];[.D195];[.H195];[.I195])=[.$A1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6:.E196])=[.A19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6];[.D196];[.H196];[.I196])=[.$A1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97:.E197])=[.A197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97];[.D197];[.H197];[.I197])=[.$A1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198:.E198])=[.A19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8];[.D198];[.H198];[.I198])=[.$A1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99:.E199])=[.A19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99];[.D199];[.H199];[.I199])=[.$A1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00:.E200])=[.A20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00];[.D200];[.H200];[.I200])=[.$A2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01:.E201])=[.A20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1];[.D201];[.H201];[.I201])=[.$A2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02:.E202])=[.A202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02];[.D202];[.H202];[.I202])=[.$A2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03:.E203])=[.A2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3];[.D203];[.H203];[.I203])=[.$A2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4:.E204])=[.A2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4];[.D204];[.H204];[.I204])=[.$A2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5:.E205])=[.A20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5];[.D205];[.H205];[.I205])=[.$A2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6:.E206])=[.A20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6];[.D206];[.H206];[.I206])=[.$A2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07:.E207])=[.A20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7];[.D207];[.H207];[.I207])=[.$A2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08:.E208])=[.A20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08];[.D208];[.H208];[.I208])=[.$A2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09:.E209])=[.A209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09];[.D209];[.H209];[.I209])=[.$A2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210:.E210])=[.A21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0];[.D210];[.H210];[.I210])=[.$A2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11:.E211])=[.A21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11];[.D211];[.H211];[.I211])=[.$A21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2:.E212])=[.A2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2];[.D212];[.H212];[.I212])=[.$A2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3:.E213])=[.A2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3];[.D213];[.H213];[.I213])=[.$A2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14:.E214])=[.A21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4];[.D214];[.H214];[.I214])=[.$A2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5:.E215])=[.A21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5];[.D215];[.H215];[.I215])=[.$A2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6:.E216])=[.A2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6];[.D216];[.H216];[.I216])=[.$A2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17:.E217])=[.A217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17];[.D217];[.H217];[.I217])=[.$A2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18:.E218])=[.A21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18];[.D218];[.H218];[.I218])=[.$A2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19:.E219])=[.A21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19];[.D219];[.H219];[.I219])=[.$A2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20:.E220])=[.A22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20];[.D220];[.H220];[.I220])=[.$A2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21:.E221])=[.A22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21];[.D221];[.H221];[.I221])=[.$A2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22:.E222])=[.A22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22];[.D222];[.H222];[.I222])=[.$A2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23:.E223])=[.A2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23];[.D223];[.H223];[.I223])=[.$A2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4:.E224])=[.A2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24];[.D224];[.H224];[.I224])=[.$A2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25:.E225])=[.A22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25];[.D225];[.H225];[.I225])=[.$A2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6:.E226])=[.A226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26];[.D226];[.H226];[.I226])=[.$A2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27:.E227])=[.A227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27];[.D227];[.H227];[.I227])=[.$A2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28:.E228])=[.A22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28];[.D228];[.H228];[.I228])=[.$A2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229:.E229])=[.A22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29];[.D229];[.H229];[.I229])=[.$A2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30:.E230])=[.A2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30];[.D230];[.H230];[.I230])=[.$A2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31:.E231])=[.A23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31];[.D231];[.H231];[.I231])=[.$A2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32:.E232])=[.A232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32];[.D232];[.H232];[.I232])=[.$A2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33:.E233])=[.A23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33];[.D233];[.H233];[.I233])=[.$A2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234:.E234])=[.A23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34];[.D234];[.H234];[.I234])=[.$A2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35:.E235])=[.A23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35];[.D235];[.H235];[.I235])=[.$A2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36:.E236])=[.A23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36];[.D236];[.H236];[.I236])=[.$A2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7:.E237])=[.A2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37];[.D237];[.H237];[.I237])=[.$A2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38:.E238])=[.A23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38];[.D238];[.H238];[.I238])=[.$A2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39:.E239])=[.A23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39];[.D239];[.H239];[.I239])=[.$A2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0:.E240])=[.A24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0];[.D240];[.H240];[.I240])=[.$A2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1:.E241])=[.A2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1];[.D241];[.H241];[.I241])=[.$A2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2:.E242])=[.A24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2];[.D242];[.H242];[.I242])=[.$A2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3:.E243])=[.A24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3];[.D243];[.H243];[.I243])=[.$A2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44:.E244])=[.A24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44];[.D244];[.H244];[.I244])=[.$A2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5:.E245])=[.A24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5];[.D245];[.H245];[.I245])=[.$A2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46:.E246])=[.A24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46];[.D246];[.H246];[.I246])=[.$A2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47:.E247])=[.A24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7];[.D247];[.H247];[.I247])=[.$A2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8:.E248])=[.A24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8];[.D248];[.H248];[.I248])=[.$A2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49:.E249])=[.A2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49];[.D249];[.H249];[.I249])=[.$A2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0:.E250])=[.A2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50];[.D250];[.H250];[.I250])=[.$A2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51:.E251])=[.A25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51];[.D251];[.H251];[.I251])=[.$A2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2:.E252])=[.A25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52];[.D252];[.H252];[.I252])=[.$A2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53:.E253])=[.A25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53];[.D253];[.H253];[.I253])=[.$A2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54:.E254])=[.A25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54];[.D254];[.H254];[.I254])=[.$A2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5:.E255])=[.A25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55];[.D255];[.H255];[.I255])=[.$A2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6:.E256])=[.A25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56];[.D256];[.H256];[.I256])=[.$A2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57:.E257])=[.A25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57];[.D257];[.H257];[.I257])=[.$A2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58:.E258])=[.A25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58];[.D258];[.H258];[.I258])=[.$A2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59:.E259])=[.A25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59];[.D259];[.H259];[.I259])=[.$A2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0:.E260])=[.A26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60];[.D260];[.H260];[.I260])=[.$A2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1:.E261])=[.A26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61];[.D261];[.H261];[.I261])=[.$A2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62:.E262])=[.A26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62];[.D262];[.H262];[.I262])=[.$A26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3:.E263])=[.A263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63];[.D263];[.H263];[.I263])=[.$A2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64:.E264])=[.A26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64];[.D264];[.H264];[.I264])=[.$A2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5:.E265])=[.A26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65];[.D265];[.H265];[.I265])=[.$A2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66:.E266])=[.A26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66];[.D266];[.H266];[.I266])=[.$A2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67:.E267])=[.A26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67];[.D267];[.H267];[.I267])=[.$A2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8:.E268])=[.A26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68];[.D268];[.H268];[.I268])=[.$A2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69:.E269])=[.A26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69];[.D269];[.H269];[.I269])=[.$A2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70:.E270])=[.A27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0];[.D270];[.H270];[.I270])=[.$A2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71:.E271])=[.A27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1];[.D271];[.H271];[.I271])=[.$A2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72:.E272])=[.A272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72];[.D272];[.H272];[.I272])=[.$A2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73:.E273])=[.A27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3];[.D273];[.H273];[.I273])=[.$A2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74:.E274])=[.A27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4];[.D274];[.H274];[.I274])=[.$A2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75:.E275])=[.A27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5];[.D275];[.H275];[.I275])=[.$A2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76:.E276])=[.A27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76];[.D276];[.H276];[.I276])=[.$A2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77:.E277])=[.A27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77];[.D277];[.H277];[.I277])=[.$A2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78:.E278])=[.A27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8];[.D278];[.H278];[.I278])=[.$A2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79:.E279])=[.A27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79];[.D279];[.H279];[.I279])=[.$A2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80:.E280])=[.A28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80];[.D280];[.H280];[.I280])=[.$A2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81:.E281])=[.A28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81];[.D281];[.H281];[.I281])=[.$A2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2:.E282])=[.A28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82];[.D282];[.H282];[.I282])=[.$A2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83:.E283])=[.A283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83];[.D283];[.H283];[.I283])=[.$A2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84:.E284])=[.A28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84];[.D284];[.H284];[.I284])=[.$A2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85:.E285])=[.A2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85];[.D285];[.H285];[.I285])=[.$A2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6:.E286])=[.A28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86];[.D286];[.H286];[.I286])=[.$A2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7:.E287])=[.A28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87];[.D287];[.H287];[.I287])=[.$A2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8:.E288])=[.A28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88];[.D288];[.H288];[.I288])=[.$A2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289:.E289])=[.A28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89];[.D289];[.H289];[.I289])=[.$A2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290:.E290])=[.A290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90];[.D290];[.H290];[.I290])=[.$A2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291:.E291])=[.A29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91];[.D291];[.H291];[.I291])=[.$A2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2:.E292])=[.A29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92];[.D292];[.H292];[.I292])=[.$A2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293:.E293])=[.A29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93];[.D293];[.H293];[.I293])=[.$A2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94:.E294])=[.A29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94];[.D294];[.H294];[.I294])=[.$A2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295:.E295])=[.A29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95];[.D295];[.H295];[.I295])=[.$A2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96:.E296])=[.A29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96];[.D296];[.H296];[.I296])=[.$A2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7:.E297])=[.A297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297];[.D297];[.H297];[.I297])=[.$A2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8:.E298])=[.A29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298];[.D298];[.H298];[.I298])=[.$A2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299:.E299])=[.A29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299];[.D299];[.H299];[.I299])=[.$A2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00:.E300])=[.A30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00];[.D300];[.H300];[.I300])=[.$A3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1:.E301])=[.A30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01];[.D301];[.H301];[.I301])=[.$A3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02:.E302])=[.A30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02];[.D302];[.H302];[.I302])=[.$A3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3:.E303])=[.A3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03];[.D303];[.H303];[.I303])=[.$A3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4:.E304])=[.A3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04];[.D304];[.H304];[.I304])=[.$A3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05:.E305])=[.A30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05];[.D305];[.H305];[.I305])=[.$A3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06:.E306])=[.A30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06];[.D306];[.H306];[.I306])=[.$A3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07:.E307])=[.A30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07];[.D307];[.H307];[.I307])=[.$A3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08:.E308])=[.A308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08];[.D308];[.H308];[.I308])=[.$A3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09:.E309])=[.A3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09];[.D309];[.H309];[.I309])=[.$A3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0:.E310])=[.A31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0];[.D310];[.H310];[.I310])=[.$A3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1:.E311])=[.A3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1];[.D311];[.H311];[.I311])=[.$A3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12:.E312])=[.A31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12];[.D312];[.H312];[.I312])=[.$A3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3:.E313])=[.A3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3];[.D313];[.H313];[.I313])=[.$A3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4:.E314])=[.A31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4];[.D314];[.H314];[.I314])=[.$A3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5:.E315])=[.A31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5];[.D315];[.H315];[.I315])=[.$A3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6:.E316])=[.A3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6];[.D316];[.H316];[.I316])=[.$A3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17:.E317])=[.A31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17];[.D317];[.H317];[.I317])=[.$A3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18:.E318])=[.A31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8];[.D318];[.H318];[.I318])=[.$A3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19:.E319])=[.A31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19];[.D319];[.H319];[.I319])=[.$A3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0:.E320])=[.A32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0];[.D320];[.H320];[.I320])=[.$A3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1:.E321])=[.A32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1];[.D321];[.H321];[.I321])=[.$A3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2:.E322])=[.A3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2];[.D322];[.H322];[.I322])=[.$A3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23:.E323])=[.A3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3];[.D323];[.H323];[.I323])=[.$A3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4:.E324])=[.A3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4];[.D324];[.H324];[.I324])=[.$A3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25:.E325])=[.A32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25];[.D325];[.H325];[.I325])=[.$A32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26:.E326])=[.A32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6];[.D326];[.H326];[.I326])=[.$A3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27:.E327])=[.A32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7];[.D327];[.H327];[.I327])=[.$A3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28:.E328])=[.A32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28];[.D328];[.H328];[.I328])=[.$A3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29:.E329])=[.A329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29];[.D329];[.H329];[.I329])=[.$A3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0:.E330])=[.A3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30];[.D330];[.H330];[.I330])=[.$A3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31:.E331])=[.A33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31];[.D331];[.H331];[.I331])=[.$A3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32:.E332])=[.A33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32];[.D332];[.H332];[.I332])=[.$A3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3:.E333])=[.A33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33];[.D333];[.H333];[.I333])=[.$A3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4:.E334])=[.A33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34];[.D334];[.H334];[.I334])=[.$A3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35:.E335])=[.A33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35];[.D335];[.H335];[.I335])=[.$A3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6:.E336])=[.A33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36];[.D336];[.H336];[.I336])=[.$A3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7:.E337])=[.A337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37];[.D337];[.H337];[.I337])=[.$A3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38:.E338])=[.A33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38];[.D338];[.H338];[.I338])=[.$A3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39:.E339])=[.A339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39];[.D339];[.H339];[.I339])=[.$A3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40:.E340])=[.A34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40];[.D340];[.H340];[.I340])=[.$A3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41:.E341])=[.A3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41];[.D341];[.H341];[.I341])=[.$A3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42:.E342])=[.A34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42];[.D342];[.H342];[.I342])=[.$A3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43:.E343])=[.A34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43];[.D343];[.H343];[.I343])=[.$A3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44:.E344])=[.A34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44];[.D344];[.H344];[.I344])=[.$A3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45:.E345])=[.A34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45];[.D345];[.H345];[.I345])=[.$A3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46:.E346])=[.A34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46];[.D346];[.H346];[.I346])=[.$A3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47:.E347])=[.A34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47];[.D347];[.H347];[.I347])=[.$A3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48:.E348])=[.A34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48];[.D348];[.H348];[.I348])=[.$A3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49:.E349])=[.A34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49];[.D349];[.H349];[.I349])=[.$A3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0:.E350])=[.A3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0];[.D350];[.H350];[.I350])=[.$A3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1:.E351])=[.A35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1];[.D351];[.H351];[.I351])=[.$A3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52:.E352])=[.A35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2];[.D352];[.H352];[.I352])=[.$A3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3:.E353])=[.A35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3];[.D353];[.H353];[.I353])=[.$A3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354:.E354])=[.A354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54];[.D354];[.H354];[.I354])=[.$A3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5:.E355])=[.A35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5];[.D355];[.H355];[.I355])=[.$A3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6:.E356])=[.A35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6];[.D356];[.H356];[.I356])=[.$A3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7:.E357])=[.A357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57];[.D357];[.H357];[.I357])=[.$A3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58:.E358])=[.A35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8];[.D358];[.H358];[.I358])=[.$A3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59:.E359])=[.A35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59];[.D359];[.H359];[.I359])=[.$A3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60:.E360])=[.A360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60];[.D360];[.H360];[.I360])=[.$A3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61:.E361])=[.A36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61];[.D361];[.H361];[.I361])=[.$A3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2:.E362])=[.A36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62];[.D362];[.H362];[.I362])=[.$A3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63:.E363])=[.A36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63];[.D363];[.H363];[.I363])=[.$A3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4:.E364])=[.A36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64];[.D364];[.H364];[.I364])=[.$A3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65:.E365])=[.A36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65];[.D365];[.H365];[.I365])=[.$A3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6:.E366])=[.A36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66];[.D366];[.H366];[.I366])=[.$A3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67:.E367])=[.A36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67];[.D367];[.H367];[.I367])=[.$A3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68:.E368])=[.A36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68];[.D368];[.H368];[.I368])=[.$A3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69:.E369])=[.A36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69];[.D369];[.H369];[.I369])=[.$A3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370:.E370])=[.A37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70];[.D370];[.H370];[.I370])=[.$A3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1:.E371])=[.A37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71];[.D371];[.H371];[.I371])=[.$A3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2:.E372])=[.A37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72];[.D372];[.H372];[.I372])=[.$A3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73:.E373])=[.A37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73];[.D373];[.H373];[.I373])=[.$A3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74:.E374])=[.A374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74];[.D374];[.H374];[.I374])=[.$A3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5:.E375])=[.A37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75];[.D375];[.H375];[.I375])=[.$A3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76:.E376])=[.A37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76];[.D376];[.H376];[.I376])=[.$A3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7:.E377])=[.A377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377];[.D377];[.H377];[.I377])=[.$A3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78:.E378])=[.A37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78];[.D378];[.H378];[.I378])=[.$A3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79:.E379])=[.A379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79];[.D379];[.H379];[.I379])=[.$A3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80:.E380])=[.A38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80];[.D380];[.H380];[.I380])=[.$A3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81:.E381])=[.A38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1];[.D381];[.H381];[.I381])=[.$A3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2:.E382])=[.A38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2];[.D382];[.H382];[.I382])=[.$A3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3:.E383])=[.A38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3];[.D383];[.H383];[.I383])=[.$A3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84:.E384])=[.A38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84];[.D384];[.H384];[.I384])=[.$A3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5:.E385])=[.A3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5];[.D385];[.H385];[.I385])=[.$A3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86:.E386])=[.A38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6];[.D386];[.H386];[.I386])=[.$A3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7:.E387])=[.A38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7];[.D387];[.H387];[.I387])=[.$A3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88:.E388])=[.A38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88];[.D388];[.H388];[.I388])=[.$A3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89:.E389])=[.A38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89];[.D389];[.H389];[.I389])=[.$A3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90:.E390])=[.A39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90];[.D390];[.H390];[.I390])=[.$A3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1:.E391])=[.A39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91];[.D391];[.H391];[.I391])=[.$A3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2:.E392])=[.A39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92];[.D392];[.H392];[.I392])=[.$A3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3:.E393])=[.A39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93];[.D393];[.H393];[.I393])=[.$A3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394:.E394])=[.A39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94];[.D394];[.H394];[.I394])=[.$A3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395:.E395])=[.A39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95];[.D395];[.H395];[.I395])=[.$A3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396:.E396])=[.A39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96];[.D396];[.H396];[.I396])=[.$A3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97:.E397])=[.A39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97];[.D397];[.H397];[.I397])=[.$A3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398:.E398])=[.A39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398];[.D398];[.H398];[.I398])=[.$A3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399:.E399])=[.A39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399];[.D399];[.H399];[.I399])=[.$A3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00:.E400])=[.A40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0];[.D400];[.H400];[.I400])=[.$A4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01:.E401])=[.A401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01];[.D401];[.H401];[.I401])=[.$A4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02:.E402])=[.A40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2];[.D402];[.H402];[.I402])=[.$A4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3:.E403])=[.A4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3];[.D403];[.H403];[.I403])=[.$A4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4:.E404])=[.A4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4];[.D404];[.H404];[.I404])=[.$A4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5:.E405])=[.A40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5];[.D405];[.H405];[.I405])=[.$A4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06:.E406])=[.A40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06];[.D406];[.H406];[.I406])=[.$A4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07:.E407])=[.A40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7];[.D407];[.H407];[.I407])=[.$A4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08:.E408])=[.A408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08];[.D408];[.H408];[.I408])=[.$A4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09:.E409])=[.A4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09];[.D409];[.H409];[.I409])=[.$A4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0:.E410])=[.A41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0];[.D410];[.H410];[.I410])=[.$A4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1:.E411])=[.A4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1];[.D411];[.H411];[.I411])=[.$A4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12:.E412])=[.A41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12];[.D412];[.H412];[.I412])=[.$A4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13:.E413])=[.A4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3];[.D413];[.H413];[.I413])=[.$A4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14:.E414])=[.A41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14];[.D414];[.H414];[.I414])=[.$A4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15:.E415])=[.A41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5];[.D415];[.H415];[.I415])=[.$A4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6:.E416])=[.A4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6];[.D416];[.H416];[.I416])=[.$A4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417:.E417])=[.A41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7];[.D417];[.H417];[.I417])=[.$A4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8:.E418])=[.A41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8];[.D418];[.H418];[.I418])=[.$A4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19:.E419])=[.A41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19];[.D419];[.H419];[.I419])=[.$A4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20:.E420])=[.A42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20];[.D420];[.H420];[.I420])=[.$A4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1:.E421])=[.A42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1];[.D421];[.H421];[.I421])=[.$A4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2:.E422])=[.A4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2];[.D422];[.H422];[.I422])=[.$A4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3:.E423])=[.A4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3];[.D423];[.H423];[.I423])=[.$A4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4:.E424])=[.A4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4];[.D424];[.H424];[.I424])=[.$A4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25:.E425])=[.A4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5];[.D425];[.H425];[.I425])=[.$A4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6:.E426])=[.A42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6];[.D426];[.H426];[.I426])=[.$A4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7:.E427])=[.A42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7];[.D427];[.H427];[.I427])=[.$A4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28:.E428])=[.A42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28];[.D428];[.H428];[.I428])=[.$A4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29:.E429])=[.A42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29];[.D429];[.H429];[.I429])=[.$A4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0:.E430])=[.A4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0];[.D430];[.H430];[.I430])=[.$A4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31:.E431])=[.A43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1];[.D431];[.H431];[.I431])=[.$A4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32:.E432])=[.A43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2];[.D432];[.H432];[.I432])=[.$A4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3:.E433])=[.A43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3];[.D433];[.H433];[.I433])=[.$A4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34:.E434])=[.A43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34];[.D434];[.H434];[.I434])=[.$A4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5:.E435])=[.A43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5];[.D435];[.H435];[.I435])=[.$A4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6:.E436])=[.A43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6];[.D436];[.H436];[.I436])=[.$A4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7:.E437])=[.A4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7];[.D437];[.H437];[.I437])=[.$A4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38:.E438])=[.A43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8];[.D438];[.H438];[.I438])=[.$A4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39:.E439])=[.A43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39];[.D439];[.H439];[.I439])=[.$A4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40:.E440])=[.A44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0];[.D440];[.H440];[.I440])=[.$A4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1:.E441])=[.A4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1];[.D441];[.H441];[.I441])=[.$A4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42:.E442])=[.A44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2];[.D442];[.H442];[.I442])=[.$A4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43:.E443])=[.A44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3];[.D443];[.H443];[.I443])=[.$A4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44:.E444])=[.A44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44];[.D444];[.H444];[.I444])=[.$A4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5:.E445])=[.A44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5];[.D445];[.H445];[.I445])=[.$A4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6:.E446])=[.A44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6];[.D446];[.H446];[.I446])=[.$A4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47:.E447])=[.A44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7];[.D447];[.H447];[.I447])=[.$A4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8:.E448])=[.A44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8];[.D448];[.H448];[.I448])=[.$A4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49:.E449])=[.A4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49];[.D449];[.H449];[.I449])=[.$A4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50:.E450])=[.A4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50];[.D450];[.H450];[.I450])=[.$A4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51:.E451])=[.A45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51];[.D451];[.H451];[.I451])=[.$A4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2:.E452])=[.A45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52];[.D452];[.H452];[.I452])=[.$A4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453:.E453])=[.A453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53];[.D453];[.H453];[.I453])=[.$A4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4:.E454])=[.A45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54];[.D454];[.H454];[.I454])=[.$A4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5:.E455])=[.A45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55];[.D455];[.H455];[.I455])=[.$A4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56:.E456])=[.A45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56];[.D456];[.H456];[.I456])=[.$A45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57:.E457])=[.A45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57];[.D457];[.H457];[.I457])=[.$A4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58:.E458])=[.A45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58];[.D458];[.H458];[.I458])=[.$A4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59:.E459])=[.A45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59];[.D459];[.H459];[.I459])=[.$A4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0:.E460])=[.A46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60];[.D460];[.H460];[.I460])=[.$A4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1:.E461])=[.A46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61];[.D461];[.H461];[.I461])=[.$A4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2:.E462])=[.A46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62];[.D462];[.H462];[.I462])=[.$A4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63:.E463])=[.A46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63];[.D463];[.H463];[.I463])=[.$A46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64:.E464])=[.A46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64];[.D464];[.H464];[.I464])=[.$A4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65:.E465])=[.A46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65];[.D465];[.H465];[.I465])=[.$A4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66:.E466])=[.A46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66];[.D466];[.H466];[.I466])=[.$A46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67:.E467])=[.A46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67];[.D467];[.H467];[.I467])=[.$A4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8:.E468])=[.A46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68];[.D468];[.H468];[.I468])=[.$A4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69:.E469])=[.A46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69];[.D469];[.H469];[.I469])=[.$A4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470:.E470])=[.A47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70];[.D470];[.H470];[.I470])=[.$A4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1:.E471])=[.A47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71];[.D471];[.H471];[.I471])=[.$A4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72:.E472])=[.A47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72];[.D472];[.H472];[.I472])=[.$A4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3:.E473])=[.A47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73];[.D473];[.H473];[.I473])=[.$A4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74:.E474])=[.A47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74];[.D474];[.H474];[.I474])=[.$A4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75:.E475])=[.A47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75];[.D475];[.H475];[.I475])=[.$A4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76:.E476])=[.A47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76];[.D476];[.H476];[.I476])=[.$A4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7:.E477])=[.A47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77];[.D477];[.H477];[.I477])=[.$A4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8:.E478])=[.A47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78];[.D478];[.H478];[.I478])=[.$A4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79:.E479])=[.A47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79];[.D479];[.H479];[.I479])=[.$A4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80:.E480])=[.A48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80];[.D480];[.H480];[.I480])=[.$A48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81:.E481])=[.A48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81];[.D481];[.H481];[.I481])=[.$A4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82:.E482])=[.A48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82];[.D482];[.H482];[.I482])=[.$A4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3:.E483])=[.A48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83];[.D483];[.H483];[.I483])=[.$A4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84:.E484])=[.A48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84];[.D484];[.H484];[.I484])=[.$A48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5:.E485])=[.A4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85];[.D485];[.H485];[.I485])=[.$A4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6:.E486])=[.A48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86];[.D486];[.H486];[.I486])=[.$A4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87:.E487])=[.A48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87];[.D487];[.H487];[.I487])=[.$A4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488:.E488])=[.A48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88];[.D488];[.H488];[.I488])=[.$A4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89:.E489])=[.A48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89];[.D489];[.H489];[.I489])=[.$A4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0:.E490])=[.A49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0];[.D490];[.H490];[.I490])=[.$A4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91:.E491])=[.A49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491];[.D491];[.H491];[.I491])=[.$A49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2:.E492])=[.A49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2];[.D492];[.H492];[.I492])=[.$A4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3:.E493])=[.A49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3];[.D493];[.H493];[.I493])=[.$A4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494:.E494])=[.A49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494];[.D494];[.H494];[.I494])=[.$A4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5:.E495])=[.A49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5];[.D495];[.H495];[.I495])=[.$A4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6:.E496])=[.A49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6];[.D496];[.H496];[.I496])=[.$A4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497:.E497])=[.A49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7];[.D497];[.H497];[.I497])=[.$A4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498:.E498])=[.A49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498];[.D498];[.H498];[.I498])=[.$A4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499:.E499])=[.A499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499];[.D499];[.H499];[.I499])=[.$A4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0:.E500])=[.A50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00];[.D500];[.H500];[.I500])=[.$A5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1:.E501])=[.A50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01];[.D501];[.H501];[.I501])=[.$A5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02:.E502])=[.A502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02];[.D502];[.H502];[.I502])=[.$A50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3:.E503])=[.A5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03];[.D503];[.H503];[.I503])=[.$A5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4:.E504])=[.A5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04];[.D504];[.H504];[.I504])=[.$A5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05:.E505])=[.A505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05];[.D505];[.H505];[.I505])=[.$A5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06:.E506])=[.A50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06];[.D506];[.H506];[.I506])=[.$A5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07:.E507])=[.A50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07];[.D507];[.H507];[.I507])=[.$A5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8:.E508])=[.A50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08];[.D508];[.H508];[.I508])=[.$A5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09:.E509])=[.A5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09];[.D509];[.H509];[.I509])=[.$A5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0:.E510])=[.A51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0];[.D510];[.H510];[.I510])=[.$A5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11:.E511])=[.A5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1];[.D511];[.H511];[.I511])=[.$A5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12:.E512])=[.A5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2];[.D512];[.H512];[.I512])=[.$A5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13:.E513])=[.A51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13];[.D513];[.H513];[.I513])=[.$A51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14:.E514])=[.A51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14];[.D514];[.H514];[.I514])=[.$A5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5:.E515])=[.A51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5];[.D515];[.H515];[.I515])=[.$A5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16:.E516])=[.A5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6];[.D516];[.H516];[.I516])=[.$A5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17:.E517])=[.A51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7];[.D517];[.H517];[.I517])=[.$A5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18:.E518])=[.A51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18];[.D518];[.H518];[.I518])=[.$A51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19:.E519])=[.A51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19];[.D519];[.H519];[.I519])=[.$A5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0:.E520])=[.A52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0];[.D520];[.H520];[.I520])=[.$A5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21:.E521])=[.A52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1];[.D521];[.H521];[.I521])=[.$A5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2:.E522])=[.A5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2];[.D522];[.H522];[.I522])=[.$A5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3:.E523])=[.A5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3];[.D523];[.H523];[.I523])=[.$A5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4:.E524])=[.A5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4];[.D524];[.H524];[.I524])=[.$A5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5:.E525])=[.A5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5];[.D525];[.H525];[.I525])=[.$A5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6:.E526])=[.A52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6];[.D526];[.H526];[.I526])=[.$A5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27:.E527])=[.A52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27];[.D527];[.H527];[.I527])=[.$A5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28:.E528])=[.A52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28];[.D528];[.H528];[.I528])=[.$A5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29:.E529])=[.A52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29];[.D529];[.H529];[.I529])=[.$A5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30:.E530])=[.A5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30];[.D530];[.H530];[.I530])=[.$A5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31:.E531])=[.A53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31];[.D531];[.H531];[.I531])=[.$A5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32:.E532])=[.A53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32];[.D532];[.H532];[.I532])=[.$A5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33:.E533])=[.A53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33];[.D533];[.H533];[.I533])=[.$A5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34:.E534])=[.A534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34];[.D534];[.H534];[.I534])=[.$A5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35:.E535])=[.A53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35];[.D535];[.H535];[.I535])=[.$A5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36:.E536])=[.A536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36];[.D536];[.H536];[.I536])=[.$A5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37:.E537])=[.A5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37];[.D537];[.H537];[.I537])=[.$A5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38:.E538])=[.A53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38];[.D538];[.H538];[.I538])=[.$A5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39:.E539])=[.A53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39];[.D539];[.H539];[.I539])=[.$A5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0:.E540])=[.A54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0];[.D540];[.H540];[.I540])=[.$A5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1:.E541])=[.A5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1];[.D541];[.H541];[.I541])=[.$A5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42:.E542])=[.A54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2];[.D542];[.H542];[.I542])=[.$A5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3:.E543])=[.A54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3];[.D543];[.H543];[.I543])=[.$A5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44:.E544])=[.A54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4];[.D544];[.H544];[.I544])=[.$A5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45:.E545])=[.A54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45];[.D545];[.H545];[.I545])=[.$A5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46:.E546])=[.A54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46];[.D546];[.H546];[.I546])=[.$A5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7:.E547])=[.A54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7];[.D547];[.H547];[.I547])=[.$A5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8:.E548])=[.A54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8];[.D548];[.H548];[.I548])=[.$A5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49:.E549])=[.A5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49];[.D549];[.H549];[.I549])=[.$A5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50:.E550])=[.A55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50];[.D550];[.H550];[.I550])=[.$A5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51:.E551])=[.A551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51];[.D551];[.H551];[.I551])=[.$A55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52:.E552])=[.A55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52];[.D552];[.H552];[.I552])=[.$A5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3:.E553])=[.A55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53];[.D553];[.H553];[.I553])=[.$A5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54:.E554])=[.A554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54];[.D554];[.H554];[.I554])=[.$A5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55:.E555])=[.A55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55];[.D555];[.H555];[.I555])=[.$A5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6:.E556])=[.A556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56];[.D556];[.H556];[.I556])=[.$A5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57:.E557])=[.A55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57];[.D557];[.H557];[.I557])=[.$A5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58:.E558])=[.A55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58];[.D558];[.H558];[.I558])=[.$A5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59:.E559])=[.A559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59];[.D559];[.H559];[.I559])=[.$A5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60:.E560])=[.A56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0];[.D560];[.H560];[.I560])=[.$A5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61:.E561])=[.A56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1];[.D561];[.H561];[.I561])=[.$A5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62:.E562])=[.A56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2];[.D562];[.H562];[.I562])=[.$A5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63:.E563])=[.A56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3];[.D563];[.H563];[.I563])=[.$A5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564:.E564])=[.A56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4];[.D564];[.H564];[.I564])=[.$A5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565:.E565])=[.A56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5];[.D565];[.H565];[.I565])=[.$A5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66:.E566])=[.A56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6];[.D566];[.H566];[.I566])=[.$A5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67:.E567])=[.A56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67];[.D567];[.H567];[.I567])=[.$A5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68:.E568])=[.A56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68];[.D568];[.H568];[.I568])=[.$A5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69:.E569])=[.A56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69];[.D569];[.H569];[.I569])=[.$A5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70:.E570])=[.A57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70];[.D570];[.H570];[.I570])=[.$A5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71:.E571])=[.A57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71];[.D571];[.H571];[.I571])=[.$A5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72:.E572])=[.A572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72];[.D572];[.H572];[.I572])=[.$A5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73:.E573])=[.A57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73];[.D573];[.H573];[.I573])=[.$A5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74:.E574])=[.A57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74];[.D574];[.H574];[.I574])=[.$A57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75:.E575])=[.A575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75];[.D575];[.H575];[.I575])=[.$A5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C576:.E576])=[.A57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76];[.D576];[.H576];[.I576])=[.$A5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IF(MODE([.C577:.E577])=[.A57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77];[.D577];[.H577];[.I577])=[.$A5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78:.E578])=[.A57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78];[.D578];[.H578];[.I578])=[.$A5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79:.E579])=[.A579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79];[.D579];[.H579];[.I579])=[.$A5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80:.E580])=[.A58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0];[.D580];[.H580];[.I580])=[.$A5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581:.E581])=[.A58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1];[.D581];[.H581];[.I581])=[.$A5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82:.E582])=[.A58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2];[.D582];[.H582];[.I582])=[.$A5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3:.E583])=[.A58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3];[.D583];[.H583];[.I583])=[.$A5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4:.E584])=[.A58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4];[.D584];[.H584];[.I584])=[.$A5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5:.E585])=[.A5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5];[.D585];[.H585];[.I585])=[.$A5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86:.E586])=[.A58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6];[.D586];[.H586];[.I586])=[.$A5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7:.E587])=[.A587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87];[.D587];[.H587];[.I587])=[.$A5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88:.E588])=[.A58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88];[.D588];[.H588];[.I588])=[.$A5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89:.E589])=[.A58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89];[.D589];[.H589];[.I589])=[.$A5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90:.E590])=[.A59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90];[.D590];[.H590];[.I590])=[.$A59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1:.E591])=[.A59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91];[.D591];[.H591];[.I591])=[.$A5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92:.E592])=[.A59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92];[.D592];[.H592];[.I592])=[.$A5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93:.E593])=[.A59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93];[.D593];[.H593];[.I593])=[.$A5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594:.E594])=[.A59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594];[.D594];[.H594];[.I594])=[.$A5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595:.E595])=[.A59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95];[.D595];[.H595];[.I595])=[.$A5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6:.E596])=[.A596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6];[.D596];[.H596];[.I596])=[.$A5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597:.E597])=[.A597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7];[.D597];[.H597];[.I597])=[.$A59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598:.E598])=[.A59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598];[.D598];[.H598];[.I598])=[.$A5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9:.E599])=[.A599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599];[.D599];[.H599];[.I599])=[.$A5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00:.E600])=[.A60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00];[.D600];[.H600];[.I600])=[.$A6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01:.E601])=[.A601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01];[.D601];[.H601];[.I601])=[.$A6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02:.E602])=[.A60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02];[.D602];[.H602];[.I602])=[.$A6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03:.E603])=[.A60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03];[.D603];[.H603];[.I603])=[.$A6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4:.E604])=[.A6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04];[.D604];[.H604];[.I604])=[.$A6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5:.E605])=[.A605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05];[.D605];[.H605];[.I605])=[.$A6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6:.E606])=[.A60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06];[.D606];[.H606];[.I606])=[.$A6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07:.E607])=[.A60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07];[.D607];[.H607];[.I607])=[.$A6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08:.E608])=[.A60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08];[.D608];[.H608];[.I608])=[.$A60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09:.E609])=[.A6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09];[.D609];[.H609];[.I609])=[.$A6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10:.E610])=[.A610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10];[.D610];[.H610];[.I610])=[.$A6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11:.E611])=[.A6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1];[.D611];[.H611];[.I611])=[.$A6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12:.E612])=[.A6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2];[.D612];[.H612];[.I612])=[.$A6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13:.E613])=[.A6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3];[.D613];[.H613];[.I613])=[.$A6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4:.E614])=[.A61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4];[.D614];[.H614];[.I614])=[.$A6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5:.E615])=[.A61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5];[.D615];[.H615];[.I615])=[.$A6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16:.E616])=[.A6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6];[.D616];[.H616];[.I616])=[.$A6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17:.E617])=[.A617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17];[.D617];[.H617];[.I617])=[.$A6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18:.E618])=[.A61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18];[.D618];[.H618];[.I618])=[.$A6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19:.E619])=[.A61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19];[.D619];[.H619];[.I619])=[.$A6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20:.E620])=[.A620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20];[.D620];[.H620];[.I620])=[.$A6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1:.E621])=[.A62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21];[.D621];[.H621];[.I621])=[.$A62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2:.E622])=[.A6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22];[.D622];[.H622];[.I622])=[.$A6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3:.E623])=[.A6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23];[.D623];[.H623];[.I623])=[.$A6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24:.E624])=[.A62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24];[.D624];[.H624];[.I624])=[.$A6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5:.E625])=[.A6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25];[.D625];[.H625];[.I625])=[.$A6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6:.E626])=[.A62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26];[.D626];[.H626];[.I626])=[.$A6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27:.E627])=[.A62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27];[.D627];[.H627];[.I627])=[.$A6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28:.E628])=[.A628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28];[.D628];[.H628];[.I628])=[.$A6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29:.E629])=[.A629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29];[.D629];[.H629];[.I629])=[.$A6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30:.E630])=[.A63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30];[.D630];[.H630];[.I630])=[.$A6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31:.E631])=[.A63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31];[.D631];[.H631];[.I631])=[.$A6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32:.E632])=[.A63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32];[.D632];[.H632];[.I632])=[.$A6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33:.E633])=[.A633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33];[.D633];[.H633];[.I633])=[.$A6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34:.E634])=[.A63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34];[.D634];[.H634];[.I634])=[.$A6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35:.E635])=[.A63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35];[.D635];[.H635];[.I635])=[.$A6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36:.E636])=[.A636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36];[.D636];[.H636];[.I636])=[.$A6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37:.E637])=[.A6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37];[.D637];[.H637];[.I637])=[.$A6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38:.E638])=[.A63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38];[.D638];[.H638];[.I638])=[.$A6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39:.E639])=[.A63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39];[.D639];[.H639];[.I639])=[.$A63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40:.E640])=[.A64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40];[.D640];[.H640];[.I640])=[.$A6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41:.E641])=[.A6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41];[.D641];[.H641];[.I641])=[.$A6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2:.E642])=[.A64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42];[.D642];[.H642];[.I642])=[.$A6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43:.E643])=[.A643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43];[.D643];[.H643];[.I643])=[.$A6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44:.E644])=[.A644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44];[.D644];[.H644];[.I644])=[.$A6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45:.E645])=[.A645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45];[.D645];[.H645];[.I645])=[.$A6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46:.E646])=[.A64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46];[.D646];[.H646];[.I646])=[.$A6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7:.E647])=[.A64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47];[.D647];[.H647];[.I647])=[.$A6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48:.E648])=[.A64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48];[.D648];[.H648];[.I648])=[.$A6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49:.E649])=[.A6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49];[.D649];[.H649];[.I649])=[.$A6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50:.E650])=[.A65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0];[.D650];[.H650];[.I650])=[.$A6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51:.E651])=[.A65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51];[.D651];[.H651];[.I651])=[.$A6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2:.E652])=[.A65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2];[.D652];[.H652];[.I652])=[.$A6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3:.E653])=[.A65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3];[.D653];[.H653];[.I653])=[.$A6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4:.E654])=[.A65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4];[.D654];[.H654];[.I654])=[.$A6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5:.E655])=[.A65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5];[.D655];[.H655];[.I655])=[.$A6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56:.E656])=[.A65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56];[.D656];[.H656];[.I656])=[.$A6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7:.E657])=[.A65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7];[.D657];[.H657];[.I657])=[.$A65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58:.E658])=[.A65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58];[.D658];[.H658];[.I658])=[.$A65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59:.E659])=[.A659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59];[.D659];[.H659];[.I659])=[.$A6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60:.E660])=[.A66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60];[.D660];[.H660];[.I660])=[.$A6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61:.E661])=[.A66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61];[.D661];[.H661];[.I661])=[.$A6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2:.E662])=[.A66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62];[.D662];[.H662];[.I662])=[.$A6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3:.E663])=[.A66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63];[.D663];[.H663];[.I663])=[.$A6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64:.E664])=[.A66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64];[.D664];[.H664];[.I664])=[.$A66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65:.E665])=[.A665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65];[.D665];[.H665];[.I665])=[.$A6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66:.E666])=[.A666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66];[.D666];[.H666];[.I666])=[.$A6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67:.E667])=[.A66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67];[.D667];[.H667];[.I667])=[.$A6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668:.E668])=[.A668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68];[.D668];[.H668];[.I668])=[.$A6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69:.E669])=[.A66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69];[.D669];[.H669];[.I669])=[.$A6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0:.E670])=[.A670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70];[.D670];[.H670];[.I670])=[.$A6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71:.E671])=[.A671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71];[.D671];[.H671];[.I671])=[.$A6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2:.E672])=[.A67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72];[.D672];[.H672];[.I672])=[.$A6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3:.E673])=[.A673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73];[.D673];[.H673];[.I673])=[.$A6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4:.E674])=[.A67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74];[.D674];[.H674];[.I674])=[.$A6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5:.E675])=[.A67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75];[.D675];[.H675];[.I675])=[.$A6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76:.E676])=[.A676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76];[.D676];[.H676];[.I676])=[.$A6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77:.E677])=[.A67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77];[.D677];[.H677];[.I677])=[.$A6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8:.E678])=[.A67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78];[.D678];[.H678];[.I678])=[.$A6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79:.E679])=[.A67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79];[.D679];[.H679];[.I679])=[.$A6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80:.E680])=[.A68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80];[.D680];[.H680];[.I680])=[.$A6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81:.E681])=[.A68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81];[.D681];[.H681];[.I681])=[.$A6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82:.E682])=[.A682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82];[.D682];[.H682];[.I682])=[.$A6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3:.E683])=[.A68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83];[.D683];[.H683];[.I683])=[.$A6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684:.E684])=[.A68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84];[.D684];[.H684];[.I684])=[.$A6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685:.E685])=[.A68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685];[.D685];[.H685];[.I685])=[.$A68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6:.E686])=[.A68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86];[.D686];[.H686];[.I686])=[.$A6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87:.E687])=[.A68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87];[.D687];[.H687];[.I687])=[.$A6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688:.E688])=[.A68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88];[.D688];[.H688];[.I688])=[.$A6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89:.E689])=[.A689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89];[.D689];[.H689];[.I689])=[.$A6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90:.E690])=[.A69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0];[.D690];[.H690];[.I690])=[.$A6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1:.E691])=[.A69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1];[.D691];[.H691];[.I691])=[.$A6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692:.E692])=[.A692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692];[.D692];[.H692];[.I692])=[.$A6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3:.E693])=[.A69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3];[.D693];[.H693];[.I693])=[.$A6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4:.E694])=[.A69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4];[.D694];[.H694];[.I694])=[.$A6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5:.E695])=[.A69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5];[.D695];[.H695];[.I695])=[.$A6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6:.E696])=[.A69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6];[.D696];[.H696];[.I696])=[.$A6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7:.E697])=[.A69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7];[.D697];[.H697];[.I697])=[.$A6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698:.E698])=[.A69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8];[.D698];[.H698];[.I698])=[.$A69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699:.E699])=[.A69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699];[.D699];[.H699];[.I699])=[.$A6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00:.E700])=[.A70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00];[.D700];[.H700];[.I700])=[.$A7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01:.E701])=[.A70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01];[.D701];[.H701];[.I701])=[.$A7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02:.E702])=[.A70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02];[.D702];[.H702];[.I702])=[.$A7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03:.E703])=[.A7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03];[.D703];[.H703];[.I703])=[.$A7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04:.E704])=[.A70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04];[.D704];[.H704];[.I704])=[.$A7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05:.E705])=[.A70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05];[.D705];[.H705];[.I705])=[.$A7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06:.E706])=[.A70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06];[.D706];[.H706];[.I706])=[.$A7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07:.E707])=[.A70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07];[.D707];[.H707];[.I707])=[.$A7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08:.E708])=[.A70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08];[.D708];[.H708];[.I708])=[.$A7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09:.E709])=[.A7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09];[.D709];[.H709];[.I709])=[.$A7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10:.E710])=[.A710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0];[.D710];[.H710];[.I710])=[.$A7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11:.E711])=[.A7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11];[.D711];[.H711];[.I711])=[.$A7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12:.E712])=[.A7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12];[.D712];[.H712];[.I712])=[.$A7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13:.E713])=[.A7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13];[.D713];[.H713];[.I713])=[.$A7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4:.E714])=[.A71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14];[.D714];[.H714];[.I714])=[.$A7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15:.E715])=[.A71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15];[.D715];[.H715];[.I715])=[.$A7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16:.E716])=[.A7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16];[.D716];[.H716];[.I716])=[.$A7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17:.E717])=[.A71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17];[.D717];[.H717];[.I717])=[.$A7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8:.E718])=[.A718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18];[.D718];[.H718];[.I718])=[.$A7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19:.E719])=[.A71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19];[.D719];[.H719];[.I719])=[.$A7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20:.E720])=[.A72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20];[.D720];[.H720];[.I720])=[.$A7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21:.E721])=[.A72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21];[.D721];[.H721];[.I721])=[.$A7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22:.E722])=[.A7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22];[.D722];[.H722];[.I722])=[.$A7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23:.E723])=[.A72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23];[.D723];[.H723];[.I723])=[.$A72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24:.E724])=[.A72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24];[.D724];[.H724];[.I724])=[.$A7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25:.E725])=[.A7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25];[.D725];[.H725];[.I725])=[.$A7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26:.E726])=[.A726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26];[.D726];[.H726];[.I726])=[.$A7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27:.E727])=[.A72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27];[.D727];[.H727];[.I727])=[.$A7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28:.E728])=[.A72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28];[.D728];[.H728];[.I728])=[.$A7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29:.E729])=[.A72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29];[.D729];[.H729];[.I729])=[.$A72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30:.E730])=[.A7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30];[.D730];[.H730];[.I730])=[.$A7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31:.E731])=[.A731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31];[.D731];[.H731];[.I731])=[.$A7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32:.E732])=[.A73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32];[.D732];[.H732];[.I732])=[.$A7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33:.E733])=[.A73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33];[.D733];[.H733];[.I733])=[.$A73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34:.E734])=[.A73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34];[.D734];[.H734];[.I734])=[.$A73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35:.E735])=[.A73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35];[.D735];[.H735];[.I735])=[.$A7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36:.E736])=[.A73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36];[.D736];[.H736];[.I736])=[.$A73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37:.E737])=[.A73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37];[.D737];[.H737];[.I737])=[.$A7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38:.E738])=[.A73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38];[.D738];[.H738];[.I738])=[.$A73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39:.E739])=[.A73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39];[.D739];[.H739];[.I739])=[.$A7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40:.E740])=[.A740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40];[.D740];[.H740];[.I740])=[.$A7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41:.E741])=[.A7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41];[.D741];[.H741];[.I741])=[.$A7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42:.E742])=[.A742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42];[.D742];[.H742];[.I742])=[.$A7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43:.E743])=[.A743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43];[.D743];[.H743];[.I743])=[.$A7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44:.E744])=[.A74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44];[.D744];[.H744];[.I744])=[.$A7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45:.E745])=[.A745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45];[.D745];[.H745];[.I745])=[.$A7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46:.E746])=[.A74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46];[.D746];[.H746];[.I746])=[.$A74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47:.E747])=[.A74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47];[.D747];[.H747];[.I747])=[.$A7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48:.E748])=[.A74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48];[.D748];[.H748];[.I748])=[.$A7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49:.E749])=[.A7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49];[.D749];[.H749];[.I749])=[.$A7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50:.E750])=[.A7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50];[.D750];[.H750];[.I750])=[.$A7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51:.E751])=[.A75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51];[.D751];[.H751];[.I751])=[.$A7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52:.E752])=[.A75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52];[.D752];[.H752];[.I752])=[.$A7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53:.E753])=[.A75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53];[.D753];[.H753];[.I753])=[.$A75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54:.E754])=[.A75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54];[.D754];[.H754];[.I754])=[.$A7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55:.E755])=[.A75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55];[.D755];[.H755];[.I755])=[.$A7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6:.E756])=[.A75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56];[.D756];[.H756];[.I756])=[.$A7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57:.E757])=[.A75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57];[.D757];[.H757];[.I757])=[.$A7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58:.E758])=[.A75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58];[.D758];[.H758];[.I758])=[.$A7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59:.E759])=[.A75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59];[.D759];[.H759];[.I759])=[.$A7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60:.E760])=[.A76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60];[.D760];[.H760];[.I760])=[.$A7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1:.E761])=[.A76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1];[.D761];[.H761];[.I761])=[.$A7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2:.E762])=[.A76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2];[.D762];[.H762];[.I762])=[.$A7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3:.E763])=[.A763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63];[.D763];[.H763];[.I763])=[.$A7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4:.E764])=[.A76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4];[.D764];[.H764];[.I764])=[.$A7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5:.E765])=[.A76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5];[.D765];[.H765];[.I765])=[.$A7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6:.E766])=[.A766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66];[.D766];[.H766];[.I766])=[.$A7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7:.E767])=[.A76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7];[.D767];[.H767];[.I767])=[.$A76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68:.E768])=[.A76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8];[.D768];[.H768];[.I768])=[.$A7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69:.E769])=[.A76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69];[.D769];[.H769];[.I769])=[.$A7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70:.E770])=[.A770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70];[.D770];[.H770];[.I770])=[.$A77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71:.E771])=[.A77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71];[.D771];[.H771];[.I771])=[.$A77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2:.E772])=[.A77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72];[.D772];[.H772];[.I772])=[.$A7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3:.E773])=[.A77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73];[.D773];[.H773];[.I773])=[.$A7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4:.E774])=[.A77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74];[.D774];[.H774];[.I774])=[.$A7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75:.E775])=[.A77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75];[.D775];[.H775];[.I775])=[.$A77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6:.E776])=[.A77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76];[.D776];[.H776];[.I776])=[.$A7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7:.E777])=[.A77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77];[.D777];[.H777];[.I777])=[.$A7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78:.E778])=[.A77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78];[.D778];[.H778];[.I778])=[.$A77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79:.E779])=[.A77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79];[.D779];[.H779];[.I779])=[.$A77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0:.E780])=[.A78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80];[.D780];[.H780];[.I780])=[.$A7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1:.E781])=[.A78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81];[.D781];[.H781];[.I781])=[.$A78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2:.E782])=[.A78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82];[.D782];[.H782];[.I782])=[.$A7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3:.E783])=[.A78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83];[.D783];[.H783];[.I783])=[.$A7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784:.E784])=[.A78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84];[.D784];[.H784];[.I784])=[.$A7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85:.E785])=[.A7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85];[.D785];[.H785];[.I785])=[.$A7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86:.E786])=[.A78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86];[.D786];[.H786];[.I786])=[.$A78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87:.E787])=[.A78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87];[.D787];[.H787];[.I787])=[.$A7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88:.E788])=[.A788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88];[.D788];[.H788];[.I788])=[.$A7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789:.E789])=[.A78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89];[.D789];[.H789];[.I789])=[.$A7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0:.E790])=[.A79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90];[.D790];[.H790];[.I790])=[.$A7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91:.E791])=[.A79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91];[.D791];[.H791];[.I791])=[.$A7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92:.E792])=[.A79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92];[.D792];[.H792];[.I792])=[.$A79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93:.E793])=[.A793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793];[.D793];[.H793];[.I793])=[.$A7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4:.E794])=[.A79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94];[.D794];[.H794];[.I794])=[.$A7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795:.E795])=[.A79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95];[.D795];[.H795];[.I795])=[.$A79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796:.E796])=[.A79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96];[.D796];[.H796];[.I796])=[.$A7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797:.E797])=[.A79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97];[.D797];[.H797];[.I797])=[.$A7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798:.E798])=[.A79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798];[.D798];[.H798];[.I798])=[.$A7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799:.E799])=[.A79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799];[.D799];[.H799];[.I799])=[.$A7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00:.E800])=[.A80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00];[.D800];[.H800];[.I800])=[.$A8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01:.E801])=[.A80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01];[.D801];[.H801];[.I801])=[.$A8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2:.E802])=[.A802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02];[.D802];[.H802];[.I802])=[.$A8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3:.E803])=[.A8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03];[.D803];[.H803];[.I803])=[.$A8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04:.E804])=[.A8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04];[.D804];[.H804];[.I804])=[.$A8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5:.E805])=[.A80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05];[.D805];[.H805];[.I805])=[.$A8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06:.E806])=[.A80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06];[.D806];[.H806];[.I806])=[.$A8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07:.E807])=[.A80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07];[.D807];[.H807];[.I807])=[.$A8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08:.E808])=[.A80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08];[.D808];[.H808];[.I808])=[.$A8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09:.E809])=[.A809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09];[.D809];[.H809];[.I809])=[.$A80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0:.E810])=[.A81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10];[.D810];[.H810];[.I810])=[.$A8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11:.E811])=[.A8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11];[.D811];[.H811];[.I811])=[.$A8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2:.E812])=[.A8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12];[.D812];[.H812];[.I812])=[.$A8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3:.E813])=[.A8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13];[.D813];[.H813];[.I813])=[.$A8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14:.E814])=[.A81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14];[.D814];[.H814];[.I814])=[.$A81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15:.E815])=[.A81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15];[.D815];[.H815];[.I815])=[.$A81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6:.E816])=[.A8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16];[.D816];[.H816];[.I816])=[.$A8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17:.E817])=[.A817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17];[.D817];[.H817];[.I817])=[.$A8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8:.E818])=[.A81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18];[.D818];[.H818];[.I818])=[.$A8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19:.E819])=[.A81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19];[.D819];[.H819];[.I819])=[.$A8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20:.E820])=[.A82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20];[.D820];[.H820];[.I820])=[.$A8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21:.E821])=[.A82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21];[.D821];[.H821];[.I821])=[.$A8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22:.E822])=[.A82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22];[.D822];[.H822];[.I822])=[.$A82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3:.E823])=[.A8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23];[.D823];[.H823];[.I823])=[.$A8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4:.E824])=[.A8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24];[.D824];[.H824];[.I824])=[.$A8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5:.E825])=[.A8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25];[.D825];[.H825];[.I825])=[.$A8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6:.E826])=[.A82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26];[.D826];[.H826];[.I826])=[.$A8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27:.E827])=[.A82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27];[.D827];[.H827];[.I827])=[.$A82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28:.E828])=[.A82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28];[.D828];[.H828];[.I828])=[.$A82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29:.E829])=[.A82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29];[.D829];[.H829];[.I829])=[.$A8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30:.E830])=[.A83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30];[.D830];[.H830];[.I830])=[.$A83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1:.E831])=[.A83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31];[.D831];[.H831];[.I831])=[.$A8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2:.E832])=[.A83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32];[.D832];[.H832];[.I832])=[.$A8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33:.E833])=[.A83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33];[.D833];[.H833];[.I833])=[.$A8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4:.E834])=[.A83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34];[.D834];[.H834];[.I834])=[.$A8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35:.E835])=[.A83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35];[.D835];[.H835];[.I835])=[.$A8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36:.E836])=[.A836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36];[.D836];[.H836];[.I836])=[.$A8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37:.E837])=[.A83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37];[.D837];[.H837];[.I837])=[.$A83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38:.E838])=[.A83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38];[.D838];[.H838];[.I838])=[.$A8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39:.E839])=[.A839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39];[.D839];[.H839];[.I839])=[.$A8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40:.E840])=[.A84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40];[.D840];[.H840];[.I840])=[.$A8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1:.E841])=[.A8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41];[.D841];[.H841];[.I841])=[.$A8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42:.E842])=[.A84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42];[.D842];[.H842];[.I842])=[.$A84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43:.E843])=[.A843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43];[.D843];[.H843];[.I843])=[.$A8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4:.E844])=[.A84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44];[.D844];[.H844];[.I844])=[.$A8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5:.E845])=[.A84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45];[.D845];[.H845];[.I845])=[.$A8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46:.E846])=[.A84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46];[.D846];[.H846];[.I846])=[.$A8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47:.E847])=[.A84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47];[.D847];[.H847];[.I847])=[.$A8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48:.E848])=[.A84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48];[.D848];[.H848];[.I848])=[.$A8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49:.E849])=[.A8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49];[.D849];[.H849];[.I849])=[.$A8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0:.E850])=[.A8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50];[.D850];[.H850];[.I850])=[.$A8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1:.E851])=[.A85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51];[.D851];[.H851];[.I851])=[.$A8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2:.E852])=[.A85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52];[.D852];[.H852];[.I852])=[.$A8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3:.E853])=[.A85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53];[.D853];[.H853];[.I853])=[.$A8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54:.E854])=[.A854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54];[.D854];[.H854];[.I854])=[.$A85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5:.E855])=[.A85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55];[.D855];[.H855];[.I855])=[.$A85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856:.E856])=[.A856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56];[.D856];[.H856];[.I856])=[.$A8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7:.E857])=[.A857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57];[.D857];[.H857];[.I857])=[.$A8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58:.E858])=[.A85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58];[.D858];[.H858];[.I858])=[.$A8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59:.E859])=[.A859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59];[.D859];[.H859];[.I859])=[.$A85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60:.E860])=[.A86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60];[.D860];[.H860];[.I860])=[.$A86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61:.E861])=[.A861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61];[.D861];[.H861];[.I861])=[.$A86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62:.E862])=[.A86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62];[.D862];[.H862];[.I862])=[.$A8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63:.E863])=[.A86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63];[.D863];[.H863];[.I863])=[.$A8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64:.E864])=[.A86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64];[.D864];[.H864];[.I864])=[.$A8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65:.E865])=[.A86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65];[.D865];[.H865];[.I865])=[.$A86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66:.E866])=[.A86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66];[.D866];[.H866];[.I866])=[.$A8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67:.E867])=[.A86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67];[.D867];[.H867];[.I867])=[.$A8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68:.E868])=[.A86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68];[.D868];[.H868];[.I868])=[.$A86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69:.E869])=[.A86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69];[.D869];[.H869];[.I869])=[.$A86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870:.E870])=[.A870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70];[.D870];[.H870];[.I870])=[.$A8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1:.E871])=[.A87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71];[.D871];[.H871];[.I871])=[.$A8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2:.E872])=[.A87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72];[.D872];[.H872];[.I872])=[.$A87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73:.E873])=[.A87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73];[.D873];[.H873];[.I873])=[.$A87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74:.E874])=[.A87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74];[.D874];[.H874];[.I874])=[.$A8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75:.E875])=[.A87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75];[.D875];[.H875];[.I875])=[.$A8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876:.E876])=[.A87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76];[.D876];[.H876];[.I876])=[.$A87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77:.E877])=[.A87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77];[.D877];[.H877];[.I877])=[.$A87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78:.E878])=[.A87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78];[.D878];[.H878];[.I878])=[.$A8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79:.E879])=[.A87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79];[.D879];[.H879];[.I879])=[.$A8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0:.E880])=[.A88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80];[.D880];[.H880];[.I880])=[.$A8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81:.E881])=[.A881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81];[.D881];[.H881];[.I881])=[.$A8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2:.E882])=[.A88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82];[.D882];[.H882];[.I882])=[.$A8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83:.E883])=[.A88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83];[.D883];[.H883];[.I883])=[.$A88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4:.E884])=[.A88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84];[.D884];[.H884];[.I884])=[.$A8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885:.E885])=[.A8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85];[.D885];[.H885];[.I885])=[.$A8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6:.E886])=[.A886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86];[.D886];[.H886];[.I886])=[.$A8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7:.E887])=[.A88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87];[.D887];[.H887];[.I887])=[.$A88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88:.E888])=[.A88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88];[.D888];[.H888];[.I888])=[.$A88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89:.E889])=[.A88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89];[.D889];[.H889];[.I889])=[.$A88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0:.E890])=[.A890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890];[.D890];[.H890];[.I890])=[.$A8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1:.E891])=[.A89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91];[.D891];[.H891];[.I891])=[.$A8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2:.E892])=[.A89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92];[.D892];[.H892];[.I892])=[.$A8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3:.E893])=[.A89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93];[.D893];[.H893];[.I893])=[.$A89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4:.E894])=[.A89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94];[.D894];[.H894];[.I894])=[.$A89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5:.E895])=[.A895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895];[.D895];[.H895];[.I895])=[.$A8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6:.E896])=[.A89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96];[.D896];[.H896];[.I896])=[.$A89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897:.E897])=[.A89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897];[.D897];[.H897];[.I897])=[.$A8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98:.E898])=[.A89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98];[.D898];[.H898];[.I898])=[.$A8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899:.E899])=[.A89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899];[.D899];[.H899];[.I899])=[.$A89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00:.E900])=[.A900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00];[.D900];[.H900];[.I900])=[.$A90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01:.E901])=[.A90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01];[.D901];[.H901];[.I901])=[.$A90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2:.E902])=[.A90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2];[.D902];[.H902];[.I902])=[.$A9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3:.E903])=[.A90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3];[.D903];[.H903];[.I903])=[.$A90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4:.E904])=[.A9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4];[.D904];[.H904];[.I904])=[.$A9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05:.E905])=[.A905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05];[.D905];[.H905];[.I905])=[.$A90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6:.E906])=[.A90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6];[.D906];[.H906];[.I906])=[.$A90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7:.E907])=[.A90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7];[.D907];[.H907];[.I907])=[.$A90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08:.E908])=[.A90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8];[.D908];[.H908];[.I908])=[.$A9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09:.E909])=[.A9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09];[.D909];[.H909];[.I909])=[.$A9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10:.E910])=[.A91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0];[.D910];[.H910];[.I910])=[.$A91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1:.E911])=[.A9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1];[.D911];[.H911];[.I911])=[.$A9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2:.E912])=[.A91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2];[.D912];[.H912];[.I912])=[.$A91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3:.E913])=[.A9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3];[.D913];[.H913];[.I913])=[.$A9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14:.E914])=[.A91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4];[.D914];[.H914];[.I914])=[.$A9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15:.E915])=[.A91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5];[.D915];[.H915];[.I915])=[.$A9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16:.E916])=[.A91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16];[.D916];[.H916];[.I916])=[.$A91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7:.E917])=[.A91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7];[.D917];[.H917];[.I917])=[.$A91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18:.E918])=[.A91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18];[.D918];[.H918];[.I918])=[.$A9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19:.E919])=[.A91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19];[.D919];[.H919];[.I919])=[.$A91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20:.E920])=[.A92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20];[.D920];[.H920];[.I920])=[.$A92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21:.E921])=[.A92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21];[.D921];[.H921];[.I921])=[.$A9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2:.E922])=[.A9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22];[.D922];[.H922];[.I922])=[.$A9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3:.E923])=[.A9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23];[.D923];[.H923];[.I923])=[.$A9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4:.E924])=[.A92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24];[.D924];[.H924];[.I924])=[.$A92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5:.E925])=[.A9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25];[.D925];[.H925];[.I925])=[.$A9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6:.E926])=[.A92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26];[.D926];[.H926];[.I926])=[.$A9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27:.E927])=[.A92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27];[.D927];[.H927];[.I927])=[.$A9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28:.E928])=[.A92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28];[.D928];[.H928];[.I928])=[.$A9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29:.E929])=[.A92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29];[.D929];[.H929];[.I929])=[.$A9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30:.E930])=[.A93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30];[.D930];[.H930];[.I930])=[.$A9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31:.E931])=[.A93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31];[.D931];[.H931];[.I931])=[.$A93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32:.E932])=[.A93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32];[.D932];[.H932];[.I932])=[.$A93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3:.E933])=[.A93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33];[.D933];[.H933];[.I933])=[.$A9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34:.E934])=[.A93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34];[.D934];[.H934];[.I934])=[.$A9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5:.E935])=[.A93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35];[.D935];[.H935];[.I935])=[.$A93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6:.E936])=[.A93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36];[.D936];[.H936];[.I936])=[.$A9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37:.E937])=[.A9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37];[.D937];[.H937];[.I937])=[.$A9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38:.E938])=[.A93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38];[.D938];[.H938];[.I938])=[.$A9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39:.E939])=[.A93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39];[.D939];[.H939];[.I939])=[.$A9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40:.E940])=[.A94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40];[.D940];[.H940];[.I940])=[.$A94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41:.E941])=[.A94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41];[.D941];[.H941];[.I941])=[.$A94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42:.E942])=[.A942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42];[.D942];[.H942];[.I942])=[.$A9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43:.E943])=[.A94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43];[.D943];[.H943];[.I943])=[.$A94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44:.E944])=[.A944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44];[.D944];[.H944];[.I944])=[.$A94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45:.E945])=[.A94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45];[.D945];[.H945];[.I945])=[.$A94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46:.E946])=[.A946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46];[.D946];[.H946];[.I946])=[.$A9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47:.E947])=[.A94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47];[.D947];[.H947];[.I947])=[.$A94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48:.E948])=[.A94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48];[.D948];[.H948];[.I948])=[.$A94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49:.E949])=[.A94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49];[.D949];[.H949];[.I949])=[.$A94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0:.E950])=[.A95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0];[.D950];[.H950];[.I950])=[.$A95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1:.E951])=[.A95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1];[.D951];[.H951];[.I951])=[.$A9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52:.E952])=[.A95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52];[.D952];[.H952];[.I952])=[.$A95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3:.E953])=[.A95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3];[.D953];[.H953];[.I953])=[.$A95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54:.E954])=[.A95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54];[.D954];[.H954];[.I954])=[.$A95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55:.E955])=[.A955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55];[.D955];[.H955];[.I955])=[.$A95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6:.E956])=[.A95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6];[.D956];[.H956];[.I956])=[.$A95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7:.E957])=[.A95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7];[.D957];[.H957];[.I957])=[.$A95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8:.E958])=[.A95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8];[.D958];[.H958];[.I958])=[.$A95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59:.E959])=[.A95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59];[.D959];[.H959];[.I959])=[.$A95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60:.E960])=[.A96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60];[.D960];[.H960];[.I960])=[.$A96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61:.E961])=[.A96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61];[.D961];[.H961];[.I961])=[.$A96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62:.E962])=[.A962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62];[.D962];[.H962];[.I962])=[.$A96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63:.E963])=[.A96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63];[.D963];[.H963];[.I963])=[.$A96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64:.E964])=[.A96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64];[.D964];[.H964];[.I964])=[.$A96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65:.E965])=[.A96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65];[.D965];[.H965];[.I965])=[.$A96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66:.E966])=[.A96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66];[.D966];[.H966];[.I966])=[.$A96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67:.E967])=[.A96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67];[.D967];[.H967];[.I967])=[.$A96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68:.E968])=[.A96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68];[.D968];[.H968];[.I968])=[.$A96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69:.E969])=[.A96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69];[.D969];[.H969];[.I969])=[.$A96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70:.E970])=[.A97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70];[.D970];[.H970];[.I970])=[.$A97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1:.E971])=[.A97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71];[.D971];[.H971];[.I971])=[.$A97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72:.E972])=[.A97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72];[.D972];[.H972];[.I972])=[.$A97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3:.E973])=[.A97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73];[.D973];[.H973];[.I973])=[.$A97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4:.E974])=[.A97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74];[.D974];[.H974];[.I974])=[.$A97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5:.E975])=[.A97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75];[.D975];[.H975];[.I975])=[.$A97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76:.E976])=[.A97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76];[.D976];[.H976];[.I976])=[.$A97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7:.E977])=[.A977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77];[.D977];[.H977];[.I977])=[.$A97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78:.E978])=[.A97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78];[.D978];[.H978];[.I978])=[.$A97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979:.E979])=[.A979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79];[.D979];[.H979];[.I979])=[.$A97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980:.E980])=[.A980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80];[.D980];[.H980];[.I980])=[.$A98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81:.E981])=[.A98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81];[.D981];[.H981];[.I981])=[.$A98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82:.E982])=[.A98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82];[.D982];[.H982];[.I982])=[.$A98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83:.E983])=[.A98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83];[.D983];[.H983];[.I983])=[.$A98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984:.E984])=[.A984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84];[.D984];[.H984];[.I984])=[.$A98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85:.E985])=[.A98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85];[.D985];[.H985];[.I985])=[.$A98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86:.E986])=[.A98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86];[.D986];[.H986];[.I986])=[.$A98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87:.E987])=[.A98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87];[.D987];[.H987];[.I987])=[.$A98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C988:.E988])=[.A988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88];[.D988];[.H988];[.I988])=[.$A98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89:.E989])=[.A98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89];[.D989];[.H989];[.I989])=[.$A98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0:.E990])=[.A99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90];[.D990];[.H990];[.I990])=[.$A99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1:.E991])=[.A99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91];[.D991];[.H991];[.I991])=[.$A99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92:.E992])=[.A992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92];[.D992];[.H992];[.I992])=[.$A99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993:.E993])=[.A99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93];[.D993];[.H993];[.I993])=[.$A99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94:.E994])=[.A99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94];[.D994];[.H994];[.I994])=[.$A99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5:.E995])=[.A99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95];[.D995];[.H995];[.I995])=[.$A99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96:.E996])=[.A99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96];[.D996];[.H996];[.I996])=[.$A99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997:.E997])=[.A99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97];[.D997];[.H997];[.I997])=[.$A99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998:.E998])=[.A99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998];[.D998];[.H998];[.I998])=[.$A99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999:.E999])=[.A99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999];[.D999];[.H999];[.I999])=[.$A99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0:.E1000])=[.A100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00];[.D1000];[.H1000];[.I1000])=[.$A100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01:.E1001])=[.A100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01];[.D1001];[.H1001];[.I1001])=[.$A100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2:.E1002])=[.A100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02];[.D1002];[.H1002];[.I1002])=[.$A100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03:.E1003])=[.A100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03];[.D1003];[.H1003];[.I1003])=[.$A100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4:.E1004])=[.A100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04];[.D1004];[.H1004];[.I1004])=[.$A100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C1005:.E1005])=[.A1005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005];[.D1005];[.H1005];[.I1005])=[.$A100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06:.E1006])=[.A1006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06];[.D1006];[.H1006];[.I1006])=[.$A1006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07:.E1007])=[.A100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07];[.D1007];[.H1007];[.I1007])=[.$A100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08:.E1008])=[.A100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08];[.D1008];[.H1008];[.I1008])=[.$A100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09:.E1009])=[.A100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09];[.D1009];[.H1009];[.I1009])=[.$A100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10:.E1010])=[.A101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10];[.D1010];[.H1010];[.I1010])=[.$A101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1:.E1011])=[.A101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11];[.D1011];[.H1011];[.I1011])=[.$A101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12:.E1012])=[.A1012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12];[.D1012];[.H1012];[.I1012])=[.$A1012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3:.E1013])=[.A101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13];[.D1013];[.H1013];[.I1013])=[.$A101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4:.E1014])=[.A101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14];[.D1014];[.H1014];[.I1014])=[.$A101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15:.E1015])=[.A1015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15];[.D1015];[.H1015];[.I1015])=[.$A101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6:.E1016])=[.A101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16];[.D1016];[.H1016];[.I1016])=[.$A101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17:.E1017])=[.A1017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17];[.D1017];[.H1017];[.I1017])=[.$A1017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8:.E1018])=[.A101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18];[.D1018];[.H1018];[.I1018])=[.$A101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19:.E1019])=[.A1019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19];[.D1019];[.H1019];[.I1019])=[.$A101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0:.E1020])=[.A1020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0];[.D1020];[.H1020];[.I1020])=[.$A1020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21:.E1021])=[.A1021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21];[.D1021];[.H1021];[.I1021])=[.$A1021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2:.E1022])=[.A102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2];[.D1022];[.H1022];[.I1022])=[.$A102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3:.E1023])=[.A102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3];[.D1023];[.H1023];[.I1023])=[.$A102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24:.E1024])=[.A1024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24];[.D1024];[.H1024];[.I1024])=[.$A1024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5:.E1025])=[.A102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5];[.D1025];[.H1025];[.I1025])=[.$A102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6:.E1026])=[.A102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6];[.D1026];[.H1026];[.I1026])=[.$A102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7:.E1027])=[.A102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7];[.D1027];[.H1027];[.I1027])=[.$A102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8:.E1028])=[.A1028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8];[.D1028];[.H1028];[.I1028])=[.$A1028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29:.E1029])=[.A1029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29];[.D1029];[.H1029];[.I1029])=[.$A1029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030:.E1030])=[.A1030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30];[.D1030];[.H1030];[.I1030])=[.$A103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1:.E1031])=[.A1031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031];[.D1031];[.H1031];[.I1031])=[.$A103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2:.E1032])=[.A103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32];[.D1032];[.H1032];[.I1032])=[.$A103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3:.E1033])=[.A103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33];[.D1033];[.H1033];[.I1033])=[.$A1033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4:.E1034])=[.A103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34];[.D1034];[.H1034];[.I1034])=[.$A103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35:.E1035])=[.A1035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35];[.D1035];[.H1035];[.I1035])=[.$A1035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6:.E1036])=[.A1036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36];[.D1036];[.H1036];[.I1036])=[.$A103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37:.E1037])=[.A103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37];[.D1037];[.H1037];[.I1037])=[.$A103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C1038:.E1038])=[.A103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38];[.D1038];[.H1038];[.I1038])=[.$A103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39:.E1039])=[.A103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39];[.D1039];[.H1039];[.I1039])=[.$A103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40:.E1040])=[.A104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40];[.D1040];[.H1040];[.I1040])=[.$A104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41:.E1041])=[.A1041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41];[.D1041];[.H1041];[.I1041])=[.$A104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42:.E1042])=[.A104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42];[.D1042];[.H1042];[.I1042])=[.$A104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43:.E1043])=[.A1043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43];[.D1043];[.H1043];[.I1043])=[.$A1043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44:.E1044])=[.A1044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44];[.D1044];[.H1044];[.I1044])=[.$A1044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45:.E1045])=[.A1045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45];[.D1045];[.H1045];[.I1045])=[.$A1045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46:.E1046])=[.A1046])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C1046];[.D1046];[.H1046];[.I1046])=[.$A1046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47:.E1047])=[.A1047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47];[.D1047];[.H1047];[.I1047])=[.$A1047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48:.E1048])=[.A1048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48];[.D1048];[.H1048];[.I1048])=[.$A1048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49:.E1049])=[.A1049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49];[.D1049];[.H1049];[.I1049])=[.$A1049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C1050:.E1050])=[.A1050]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MODE([.C1050];[.D1050];[.H1050];[.I1050])=[.$A1050]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C1051:.E1051])=[.A1051])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C1051];[.D1051];[.H1051];[.I1051])=[.$A1051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52:.E1052])=[.A1052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52];[.D1052];[.H1052];[.I1052])=[.$A1052]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MODE([.C1053:.E1053])=[.A1053]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MODE([.C1053];[.D1053];[.H1053];[.I1053])=[.$A1053])" office:value-type="boolean" office:boolean-value="true" calcext:value-type="boolean">
            <text:p>TRU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J2:Sheet1.J105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3:12:05.81185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2:22:19.501968556</meta:creation-date>
    <dc:date>2022-05-25T23:37:47.144850674</dc:date>
    <meta:editing-duration>P4DT55M45S</meta:editing-duration>
    <meta:editing-cycles>11</meta:editing-cycles>
    <meta:generator>LibreOffice/6.4.7.2$Linux_X86_64 LibreOffice_project/40$Build-2</meta:generator>
    <meta:document-statistic meta:table-count="1" meta:cell-count="9478" meta:object-count="0"/>
  </office:meta>
</office:document-meta>
</file>